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able:cell-range-source table:name="z22-107_2513" table:last-column-spanned="3" table:last-row-spanned="25" xlink:href="Z:\Для экспертов\ЕГЭ_2025\Первый день\2513\22\z22-107_2513.txt"/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2;6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2;4;9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7;18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4;5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4;14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6" table:style-name="ce4">
            <text:p>16</text:p>
          </table:table-cell>
          <table:table-cell table:number-columns-repeated="1638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3;6;10</text:p>
          </table:table-cell>
          <table:table-cell table:number-columns-repeated="1638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16;19</text:p>
          </table:table-cell>
          <table:table-cell table:number-columns-repeated="1638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7" table:style-name="ce3">
            <text:p>7</text:p>
          </table:table-cell>
          <table:table-cell office:value-type="float" office:value="19" table:style-name="ce4">
            <text:p>19</text:p>
          </table:table-cell>
          <table:table-cell table:number-columns-repeated="1638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12;19</text:p>
          </table:table-cell>
          <table:table-cell table:number-columns-repeated="1638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2;12</text:p>
          </table:table-cell>
          <table:table-cell table:number-columns-repeated="1638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Serg</dc:creator>
    <meta:creation-date>2025-01-15T10:27:21Z</meta:creation-date>
    <dc:date>2025-08-26T17:25:01Z</dc:date>
  </office:meta>
</office:document-meta>
</file>